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d5f7"/>
    </style:style>
    <style:style style:name="P2" style:family="paragraph" style:parent-style-name="Standard">
      <style:text-properties fo:font-size="16pt" fo:language="zxx" fo:country="none" style:text-underline-style="solid" style:text-underline-width="auto" style:text-underline-color="font-color" fo:font-weight="bold" officeooo:rsid="0010d5f7" officeooo:paragraph-rsid="0010d5f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style="italic" style:text-underline-style="none" fo:font-weight="bold" officeooo:rsid="0010d5f7" officeooo:paragraph-rsid="0010d5f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" style:family="paragraph" style:parent-style-name="Standard">
      <style:text-properties fo:language="zxx" fo:country="none" officeooo:rsid="0010d5f7" officeooo:paragraph-rsid="0010d5f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r Sf :</text:p>
      <text:p text:style-name="P4"/>
      <text:p text:style-name="P2">I - Installation</text:p>
      <text:p text:style-name="P4">apt update</text:p>
      <text:p text:style-name="P4">apt upgrade</text:p>
      <text:p text:style-name="P4">apt install vsftpd -y</text:p>
      <text:p text:style-name="P4"/>
      <text:p text:style-name="P2">II – Activation</text:p>
      <text:p text:style-name="P5">systemctl start vsftpd</text:p>
      <text:p text:style-name="P5">systemctl enable vsftpd</text:p>
      <text:p text:style-name="P5"/>
      <text:p text:style-name="P2">III – Sauvegarde des fichiers</text:p>
      <text:p text:style-name="P4">cp /etc/vsftpd.conf /etc/vsftpd.conf.bak</text:p>
      <text:p text:style-name="P4"/>
      <text:p text:style-name="P2">IV – Configuration</text:p>
      <text:p text:style-name="P4">nano /etc/vsftpd.conf </text:p>
      <text:p text:style-name="P4"/>
      <text:p text:style-name="P4">listen=NO</text:p>
      <text:p text:style-name="P4">listen_ipv6=YES</text:p>
      <text:p text:style-name="P4">anonymous_enable=NO</text:p>
      <text:p text:style-name="P4">local_enable=YES</text:p>
      <text:p text:style-name="P4">write_enable=YES</text:p>
      <text:p text:style-name="P4">chroot_local_user=YES</text:p>
      <text:p text:style-name="P4"/>
      <text:p text:style-name="P2">V – Créer l'utilisateur FTP</text:p>
      <text:p text:style-name="P4">adduser nom_utilisateur</text:p>
      <text:p text:style-name="P4"/>
      <text:p text:style-name="P4"><text:span text:style-name="T3">VI – Redémarrage</text:span> </text:p>
      <text:p text:style-name="P4">systemctl restart vsftpd</text:p>
      <text:p text:style-name="P4"/>
      <text:p text:style-name="P2">VII – Ouverture des ports</text:p>
      <text:p text:style-name="P4">?</text:p>
      <text:p text:style-name="P4"/>
      <text:p text:style-name="P2">VIII – test</text:p>
      <text:p text:style-name="P1">ftp <text:a xlink:type="simple" xlink:href="http://172.18.166.129/25" office:target-frame-name="_blank" xlink:show="new" text:style-name="Internet_20_link" text:visited-style-name="Visited_20_Internet_20_Link"><text:span text:style-name="T4">172.18.166.129/25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5-11T10:30:14.108000000</meta:creation-date>
    <dc:date>2025-05-11T10:42:02.256000000</dc:date>
    <dc:creator>Mathis Granier</dc:creator>
    <meta:editing-duration>PT11M50S</meta:editing-duration>
    <meta:editing-cycles>1</meta:editing-cycles>
    <meta:document-statistic meta:table-count="0" meta:image-count="0" meta:object-count="0" meta:page-count="1" meta:paragraph-count="26" meta:word-count="59" meta:character-count="480" meta:non-whitespace-character-count="438"/>
    <meta:generator>LibreOffice/7.6.3.2$Windows_X86_64 LibreOffice_project/29d686fea9f6705b262d369fede658f824154cc0</meta:generator>
  </office:meta>
</office:document-meta>
</file>